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6"/>
    <style:style style:name="P10" style:family="paragraph" style:parent-style-name="Standard" style:list-style-name="L6"/>
    <style:style style:name="P11" style:family="paragraph" style:parent-style-name="Standard" style:list-style-name="L6"/>
    <style:style style:name="P12" style:family="paragraph" style:parent-style-name="Standard" style:list-style-name="L2"/>
    <style:style style:name="P13" style:family="paragraph" style:parent-style-name="Standard" style:list-style-name="L7"/>
    <style:style style:name="P14" style:family="paragraph" style:parent-style-name="Standard" style:list-style-name="L7"/>
    <style:style style:name="P15" style:family="paragraph" style:parent-style-name="Standard" style:list-style-name="L7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2"/>
    <style:style style:name="P20" style:family="paragraph" style:parent-style-name="Standard" style:list-style-name="L2"/>
    <style:style style:name="P21" style:family="paragraph" style:parent-style-name="Standard" style:list-style-name="L8"/>
    <style:style style:name="P22" style:family="paragraph" style:parent-style-name="Standard" style:list-style-name="L8"/>
    <style:style style:name="P23" style:family="paragraph" style:parent-style-name="Standard" style:list-style-name="L8"/>
    <style:style style:name="P24" style:family="paragraph" style:parent-style-name="Standard" style:list-style-name="L8"/>
    <style:style style:name="P25" style:family="paragraph" style:parent-style-name="Standard" style:list-style-name="L7"/>
    <style:style style:name="P26" style:family="paragraph" style:parent-style-name="Standard" style:list-style-name="L2"/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margin-left="0.582cm" fo:margin-right="0cm" fo:text-indent="0cm" style:auto-text-indent="false"/>
    </style:style>
    <style:style style:name="P29" style:family="paragraph" style:parent-style-name="Standard">
      <style:paragraph-properties fo:margin-left="1.27cm" fo:margin-right="0cm" fo:text-indent="0cm" style:auto-text-indent="false"/>
    </style:style>
    <style:style style:name="P30" style:family="paragraph" style:parent-style-name="Standard">
      <style:paragraph-properties fo:margin-left="0.635cm" fo:margin-right="0cm" fo:text-indent="0cm" style:auto-text-indent="false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 style:list-style-name="L9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1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x d'esdeveniments</text:p>
      <text:p text:style-name="P1"/>
      <text:p text:style-name="P27">Fer una comanda manualment (no des del servei web)</text:p>
      <text:list text:style-name="L1">
        <text:list-header>
          <text:p text:style-name="P2"/>
        </text:list-header>
      </text:list>
      <text:list text:style-name="L2">
        <text:list-item>
          <text:p text:style-name="P3">El Client es posa en contacte amb el Gestor de Clients (personalment o per telèfon)</text:p>
        </text:list-item>
        <text:list-item>
          <text:p text:style-name="P3">Extensió: si el Client no està registrat, Gestor de Clients el registra al sistema.</text:p>
        </text:list-item>
      </text:list>
      <text:p text:style-name="Standard"/>
      <text:p text:style-name="P30">Si es tracta d'un client que té un o més contractes a preu fix amb l'empresa</text:p>
      <text:list text:style-name="L2" text:continue-numbering="true">
        <text:list-item>
          <text:p text:style-name="P3">El sistema demana al Client si vol fer una comanda inclosa dins d'un dels contractes.</text:p>
        </text:list-item>
        <text:list-item>
          <text:p text:style-name="P3">Si la resposta és negativa, es passa al punt 9 (si és afirmativa seguim).</text:p>
        </text:list-item>
        <text:list-item>
          <text:p text:style-name="P3">En cas de que el client tingui contractat més d'un contracte a preu fix, tria a quin vol incloure la comanda. El Gestor de Clients entra les dades al sistema.</text:p>
        </text:list-item>
        <text:list-item>
          <text:p text:style-name="P3">El Gestor de Clients entra el sistema una solicitud de comanda amb les dades que li proporciona el Client: </text:p>
        </text:list-item>
      </text:list>
      <text:list text:style-name="L8">
        <text:list-item>
          <text:list>
            <text:list-item>
              <text:p text:style-name="P21">lloc de recollida</text:p>
            </text:list-item>
            <text:list-item>
              <text:p text:style-name="P21">lloc d'entrega</text:p>
            </text:list-item>
            <text:list-item>
              <text:p text:style-name="P21">interval de dates d'entrega</text:p>
            </text:list-item>
            <text:list-item>
              <text:p text:style-name="P21">característiques especials del producte</text:p>
            </text:list-item>
          </text:list>
        </text:list-item>
      </text:list>
      <text:list text:style-name="L2" text:continue-numbering="true">
        <text:list-item>
          <text:p text:style-name="P3">Alternativa: si alguna de les opcions demanades no entra dins el contracte a preu fix, es dóna un missatge d'error i es repeteix el punt 6.</text:p>
        </text:list-item>
        <text:list-item>
          <text:p text:style-name="P3">S'accepta la comanda i s'acaba el cas d'ús.</text:p>
        </text:list-item>
      </text:list>
      <text:p text:style-name="Standard"/>
      <text:p text:style-name="P28">Si es tracta d'una comanda aïllada</text:p>
      <text:list text:style-name="L2" text:continue-numbering="true">
        <text:list-item>
          <text:p text:style-name="P3">El Gestor de Clients entra el sistema una solicitud de comanda amb les dades que li proporciona el Client: </text:p>
        </text:list-item>
      </text:list>
      <text:list text:style-name="L7">
        <text:list-item>
          <text:list>
            <text:list-item>
              <text:p text:style-name="P13">lloc de recollida</text:p>
            </text:list-item>
            <text:list-item>
              <text:p text:style-name="P13">lloc d'entrega</text:p>
            </text:list-item>
            <text:list-item>
              <text:p text:style-name="P13">interval de dates d'entrega</text:p>
            </text:list-item>
            <text:list-item>
              <text:p text:style-name="P13">característiques especials del producte</text:p>
            </text:list-item>
          </text:list>
        </text:list-item>
      </text:list>
      <text:list text:style-name="L2" text:continue-numbering="true">
        <text:list-item>
          <text:p text:style-name="P3">El sistema retorna el pressupost de la solicitud</text:p>
        </text:list-item>
        <text:list-item>
          <text:p text:style-name="P3">Si existeixen altres ofertes semblants i més barates es mostren com a proposta (amb els pressupostos corresponents).</text:p>
        </text:list-item>
        <text:list-item>
          <text:p text:style-name="P3">Alternativa: si no existeix cap pressupost acceptable, es dóna al Client la possiblitat de parlar amb el Gestor de Comandes.</text:p>
        </text:list-item>
        <text:list-item>
          <text:p text:style-name="P3">El client decideix:</text:p>
        </text:list-item>
      </text:list>
      <text:list text:style-name="L6">
        <text:list-item>
          <text:list>
            <text:list-item>
              <text:p text:style-name="P9">acceptar el pressupost que ell havia proposat</text:p>
            </text:list-item>
            <text:list-item>
              <text:p text:style-name="P9">acceptar una de les propostes que li fa el sistema</text:p>
            </text:list-item>
            <text:list-item>
              <text:p text:style-name="P9">declinar la solicitud de comanda</text:p>
            </text:list-item>
          </text:list>
        </text:list-item>
      </text:list>
      <text:p text:style-name="P29">I el Gestor de client enregistra al sistema aquesta decisió.</text:p>
      <text:list text:style-name="L9">
        <text:list-item>
          <text:p text:style-name="P32">S'accepta la comanda i s'acaba el cas d'ús.</text:p>
        </text:list-item>
      </text:list>
      <text:p text:style-name="P31"/>
      <text:p text:style-name="P30"/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LCFIB UPC</meta:initial-creator>
    <meta:creation-date>2008-03-11T11:10:48</meta:creation-date>
    <dc:creator>LCFIB UPC</dc:creator>
    <dc:date>2008-03-11T11:58:52</dc:date>
    <dc:language>es-ES</dc:language>
    <meta:editing-cycles>3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307" meta:character-count="1789"/>
  </office:meta>
</office:document-meta>
</file>